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A0000002A03969EA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layer="layout" svg:width="5.184cm" svg:height="2.477cm" svg:x="7.804cm" svg:y="3.676cm">
          <text:p text:style-name="P1">littéral<text:line-break/>entier</text:p>
        </draw:ellipse>
        <draw:ellipse draw:style-name="gr1" draw:layer="layout" svg:width="5.184cm" svg:height="2.477cm" svg:x="2.482cm" svg:y="1.917cm">
          <text:p text:style-name="P1">décimal</text:p>
        </draw:ellipse>
        <draw:ellipse draw:style-name="gr1" draw:layer="layout" svg:width="5.184cm" svg:height="2.477cm" svg:x="2.482cm" svg:y="5.431cm">
          <text:p text:style-name="P1">hexadécimal</text:p>
        </draw:ellipse>
        <draw:ellipse draw:style-name="gr1" draw:layer="layout" svg:width="5.184cm" svg:height="2.477cm" svg:x="13.277cm" svg:y="1.917cm">
          <text:p text:style-name="P1">octal</text:p>
        </draw:ellipse>
        <draw:line draw:style-name="gr2" draw:layer="layout" svg:x1="8.32cm" svg:y1="4.122cm" svg:x2="7.419cm" svg:y2="3.547cm">
          <text:p/>
        </draw:line>
        <draw:line draw:style-name="gr2" draw:layer="layout" svg:x1="8.224cm" svg:y1="5.574cm" svg:x2="7.534cm" svg:y2="6.135cm">
          <text:p/>
        </draw:line>
        <draw:line draw:style-name="gr2" draw:layer="layout" svg:x1="12.532cm" svg:y1="4.223cm" svg:x2="13.612cm" svg:y2="3.758cm">
          <text:p/>
        </draw:line>
        <draw:ellipse draw:style-name="gr1" draw:layer="layout" svg:width="5.184cm" svg:height="2.477cm" svg:x="13.277cm" svg:y="5.431cm">
          <text:p text:style-name="P1">binaire <text:s text:c="3"/></text:p>
        </draw:ellipse>
        <draw:line draw:style-name="gr2" draw:layer="layout" svg:x1="12.819cm" svg:y1="5.355cm" svg:x2="13.766cm" svg:y2="5.905cm">
          <text:p/>
        </draw:line>
        <draw:frame draw:style-name="gr3" draw:text-style-name="P2" draw:layer="layout" svg:width="1.129cm" svg:height="1.15cm" svg:x="16.68cm" svg:y="5.982cm">
          <draw:image xlink:href="Pictures/100000000000002A0000002A03969EA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301</meta:generator>
    <meta:creation-date>2003-10-10T00:10:34</meta:creation-date>
    <dc:creator>Marco Codutti</dc:creator>
    <dc:date>2011-08-29T22:50:40</dc:date>
    <dc:language>fr-BE</dc:language>
    <meta:editing-cycles>5</meta:editing-cycles>
    <meta:editing-duration>PT24M12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